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line-height="115%"/>
      <style:text-properties fo:color="#000000" loext:opacity="100%" style:font-name="Noto Serif" officeooo:rsid="001fb04b" officeooo:paragraph-rsid="001fb04b"/>
    </style:style>
    <style:style style:name="P2" style:family="paragraph" style:parent-style-name="Heading_20_3">
      <style:paragraph-properties fo:line-height="115%"/>
      <style:text-properties fo:color="#000000" loext:opacity="100%" style:font-name="Noto Serif CJK HK"/>
    </style:style>
    <style:style style:name="P3" style:family="paragraph" style:parent-style-name="Standard">
      <style:paragraph-properties fo:line-height="115%"/>
      <style:text-properties fo:color="#000000" loext:opacity="100%" style:font-name="Noto Serif" fo:font-weight="bold" officeooo:rsid="001fb04b" officeooo:paragraph-rsid="001fb04b" style:font-weight-asian="bold" style:font-weight-complex="bold"/>
    </style:style>
    <style:style style:name="P4" style:family="paragraph" style:parent-style-name="Standard">
      <style:paragraph-properties fo:line-height="115%"/>
      <style:text-properties fo:color="#000000" loext:opacity="100%" style:font-name="Noto Serif" fo:font-weight="bold" style:font-weight-asian="bold" style:font-weight-complex="bold"/>
    </style:style>
    <style:style style:name="P5" style:family="paragraph" style:parent-style-name="Standard">
      <style:paragraph-properties fo:line-height="115%"/>
      <style:text-properties fo:color="#000000" loext:opacity="100%" style:font-name="Noto Serif" fo:font-weight="bold" officeooo:rsid="001dbdd0" officeooo:paragraph-rsid="001dbdd0" style:font-weight-asian="bold" style:font-weight-complex="bold"/>
    </style:style>
    <style:style style:name="P6" style:family="paragraph" style:parent-style-name="Standard">
      <style:paragraph-properties fo:line-height="115%"/>
      <style:text-properties fo:color="#000000" loext:opacity="100%" style:font-name="Noto Serif"/>
    </style:style>
    <style:style style:name="P7" style:family="paragraph" style:parent-style-name="Standard">
      <style:paragraph-properties fo:line-height="115%"/>
      <style:text-properties fo:color="#000000" loext:opacity="100%" style:font-name="Noto Serif" officeooo:paragraph-rsid="001fb04b"/>
    </style:style>
    <style:style style:name="P8" style:family="paragraph" style:parent-style-name="Standard">
      <style:paragraph-properties fo:line-height="115%"/>
      <style:text-properties fo:color="#000000" loext:opacity="100%" style:font-name="Noto Serif" officeooo:rsid="001fb04b" officeooo:paragraph-rsid="001fb04b"/>
    </style:style>
    <style:style style:name="P9" style:family="paragraph" style:parent-style-name="Standard">
      <style:paragraph-properties fo:line-height="115%"/>
      <style:text-properties fo:color="#000000" loext:opacity="100%" style:font-name="Noto Serif" fo:font-size="11pt" officeooo:paragraph-rsid="001dbdd0" style:font-size-asian="11pt" style:font-size-complex="11pt"/>
    </style:style>
    <style:style style:name="P10" style:family="paragraph" style:parent-style-name="Standard">
      <style:paragraph-properties fo:line-height="115%"/>
      <style:text-properties fo:color="#000000" loext:opacity="100%" style:font-name="Noto Serif" fo:font-size="11pt" style:font-size-asian="11pt" style:font-size-complex="11pt"/>
    </style:style>
    <style:style style:name="P11" style:family="paragraph" style:parent-style-name="Text_20_body" style:list-style-name="L1"/>
    <style:style style:name="P12" style:family="paragraph" style:parent-style-name="Text_20_body">
      <style:text-properties style:font-name="Noto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04b" style:font-weight-asian="bold" style:font-weight-complex="bold"/>
    </style:style>
    <style:style style:name="T3" style:family="text">
      <style:text-properties fo:font-weight="bold" officeooo:rsid="0021ba7e" style:font-weight-asian="bold" style:font-weight-complex="bold"/>
    </style:style>
    <style:style style:name="T4" style:family="text">
      <style:text-properties officeooo:rsid="001fb04b"/>
    </style:style>
    <style:style style:name="T5" style:family="text">
      <style:text-properties officeooo:rsid="001dbdd0"/>
    </style:style>
    <style:style style:name="T6" style:family="text">
      <style:text-properties officeooo:rsid="0021ba7e"/>
    </style:style>
    <style:style style:name="T7" style:family="text">
      <style:text-properties style:font-name="Noto Serif"/>
    </style:style>
    <style:style style:name="T8" style:family="text">
      <style:text-properties style:font-name="Noto Serif" officeooo:rsid="0021ba7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arbejdskontrakt</text:p>
      <text:p text:style-name="P3">Datalogger gruppe Alpha</text:p>
      <text:p text:style-name="P6"/>
      <text:p text:style-name="P4">§1 Formål </text:p>
      <text:p text:style-name="P6">Denne kontrakt har til formål at fastlægge rettigheder, pligter og forventninger for medlemmerne af projektgruppen for at sikre et professionelt og retfærdigt samarbejde. </text:p>
      <text:p text:style-name="P6"/>
      <text:p text:style-name="P4">§2 Gyldighed </text:p>
      <text:p text:style-name="P6">Kontrakten er gældende fra underskriftsdato og indtil projektets afslutning, medmindre andet aftales skriftligt af alle medlemmer. </text:p>
      <text:p text:style-name="P6"/>
      <text:p text:style-name="P4">§3 Arbejdsindsats og engagement </text:p>
      <text:p text:style-name="P6">Hvert medlem forpligter sig til aktiv deltagelse i projektets aktiviteter og møder. </text:p>
      <text:p text:style-name="P6">Opgaver, der er fordelt, skal udføres til tiden og i en kvalitet, der lever op til gruppens standard. </text:p>
      <text:p text:style-name="P6">Manglende overholdelse uden gyldig grund betragtes som misligholdelse af kontrakten. </text:p>
      <text:p text:style-name="P6"/>
      <text:p text:style-name="P4">§4 Møder og kommunikation </text:p>
      <text:p text:style-name="P6">Fremmøde til aftalte møder er obligatorisk. Gyldigt fravær (sygdom, force majeure) skal meldes inden mødet. </text:p>
      <text:p text:style-name="P6">Meddelelser i gruppens <text:span text:style-name="T4">discord chat</text:span> skal besvares inden for 24 timer på hverdage. </text:p>
      <text:h text:style-name="P2" text:outline-level="3"><text:span text:style-name="Strong_20_Emphasis"><text:span text:style-name="T7">§</text:span></text:span><text:span text:style-name="Strong_20_Emphasis"><text:span text:style-name="T8">5</text:span></text:span><text:span text:style-name="Strong_20_Emphasis"><text:span text:style-name="T7"> Roller og ansvar (Belbins rollemodel)</text:span></text:span></text:h>
      <text:p text:style-name="P12">For at sikre et effektivt samarbejde er rollerne i projektgruppen fordelt efter Belbins rollemodel:</text:p>
      <text:list text:style-name="L1">
        <text:list-item>
          <text:p text:style-name="P11"><text:span text:style-name="Strong_20_Emphasis"><text:span text:style-name="T8">Lucas - </text:span></text:span><text:span text:style-name="Strong_20_Emphasis"><text:span text:style-name="T7">Coordinator (CO)</text:span></text:span><text:span text:style-name="T7"> – </text:span><text:span text:style-name="Emphasis"><text:span text:style-name="T7">Scrum mast</text:span></text:span><text:span text:style-name="Emphasis"><text:span text:style-name="T8">er</text:span></text:span><text:span text:style-name="T7"><text:line-break/>Ansvarlig for planlægning, mødeledelse, opgavefordeling og overholdelse af deadlines.</text:span></text:p>
        </text:list-item>
        <text:list-item>
          <text:p text:style-name="P11"><text:span text:style-name="Strong_20_Emphasis"><text:span text:style-name="T8">Nicklas - </text:span></text:span><text:span text:style-name="Strong_20_Emphasis"><text:span text:style-name="T7">Specialist (SP)</text:span></text:span><text:span text:style-name="T7"> – </text:span><text:span text:style-name="Emphasis"><text:span text:style-name="T7">Teknisk ansvarlig</text:span></text:span><text:span text:style-name="T7"><text:line-break/>Ansvarlig for programmering, hardwareintegration og tekniske løsninger.</text:span></text:p>
        </text:list-item>
        <text:list-item>
          <text:p text:style-name="P11"><text:span text:style-name="Strong_20_Emphasis"><text:span text:style-name="T8">Muhammet - </text:span></text:span><text:span text:style-name="Strong_20_Emphasis"><text:span text:style-name="T7">Monitor Evaluator (ME)</text:span></text:span><text:span text:style-name="T7"> – </text:span><text:span text:style-name="Emphasis"><text:span text:style-name="T7">Analytisk ansvarlig</text:span></text:span><text:span text:style-name="T7"><text:line-break/>Ansvarlig for analyse, vurdering af løsninger, kvalitetssikring og faglig refleksion.</text:span></text:p>
        </text:list-item>
        <text:list-item>
          <text:p text:style-name="P11"><text:soft-page-break/><text:span text:style-name="Strong_20_Emphasis"><text:span text:style-name="T8">Oliver - </text:span></text:span><text:span text:style-name="Strong_20_Emphasis"><text:span text:style-name="T7">Implementer (IMP)</text:span></text:span><text:span text:style-name="T7"> – </text:span><text:span text:style-name="Emphasis"><text:span text:style-name="T7">Eksekverende ansvarlig</text:span></text:span><text:span text:style-name="T7"><text:line-break/>Ansvarlig for at samle delopgaver, sikre færdiggørelse og omsætte planer til konkrete resultater.</text:span></text:p>
        </text:list-item>
      </text:list>
      <text:p text:style-name="P12">Rollerne er funktionelle og kan supplere hinanden efter behov, men det primære ansvar følger ovenstående fordeling.</text:p>
      <text:p text:style-name="P6"/>
      <text:p text:style-name="P4">§<text:span text:style-name="T6">6</text:span> Deadlines </text:p>
      <text:p text:style-name="P6">Interne deadlines fastsættes i fællesskab <text:span text:style-name="T4">løbende </text:span>og skal overholde<text:span text:style-name="T4">s.</text:span></text:p>
      <text:p text:style-name="P6"/>
      <text:p text:style-name="P5">§<text:span text:style-name="T6">7</text:span> Sanktioner ved misligholdelse </text:p>
      <text:p text:style-name="P6">Første overtrædelse: Mundtlig påtale i gruppen. </text:p>
      <text:p text:style-name="P6">Anden overtrædelse: Skriftlig advarsel underskrevet af alle gruppemedlemmer. </text:p>
      <text:p text:style-name="P6">Gentagne eller alvorlige overtrædelser: Gruppen kan med fælles flertal indstille medlemmet til eksklusion fra samarbejdet. I sådanne tilfælde inddrages <text:span text:style-name="T4">underviser</text:span>, som træffer endelig afgørelse. </text:p>
      <text:p text:style-name="P6"/>
      <text:p text:style-name="P6"><text:span text:style-name="T1">§</text:span><text:span text:style-name="T3">8</text:span><text:span text:style-name="T1"> Konflikthåndtering </text:span></text:p>
      <text:p text:style-name="P6">Uenigheder søges løst internt gennem dialog og afstemning. </text:p>
      <text:p text:style-name="P6">Hvis konflikten ikke kan løses, inddrages vejleder som mediator. </text:p>
      <text:p text:style-name="P6"/>
      <text:p text:style-name="P6"/>
      <text:p text:style-name="P7"><text:span text:style-name="T1">§</text:span><text:span text:style-name="T3">9</text:span><text:span text:style-name="T1"> Underskrifter </text:span></text:p>
      <text:p text:style-name="P7">Ved at underskrive erklærer vi at vi har læst, forstået og accepteret ovenstående vilkår og sanktioner. </text:p>
      <text:p text:style-name="P6"/>
      <text:p text:style-name="P3">Dato</text:p>
      <text:p text:style-name="P3"/>
      <text:p text:style-name="P8">_________________</text:p>
      <text:p text:style-name="P4">Nav<text:span text:style-name="T4">n</text:span></text:p>
      <text:p text:style-name="P6"/>
      <text:p text:style-name="P9"><text:span text:style-name="T5">Oliver </text:span><text:span text:style-name="T4">Nicolai </text:span><text:span text:style-name="T5">Bengtsson<text:tab/> <text:s/></text:span><text:span text:style-name="T4">Muhammet Kart<text:tab/>Nicklas Jensen <text:tab/>Lucas Patrick Olsen</text:span></text:p>
      <text:p text:style-name="P10"/>
      <text:p text:style-name="P10">______________<text:span text:style-name="T4">___ <text:s/></text:span><text:tab/> <text:s/><text:span text:style-name="T4">_____________<text:tab/>____________<text:tab/>________________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08:28:05.576834427</meta:creation-date>
    <dc:date>2025-12-17T09:19:13.544088522</dc:date>
    <meta:editing-duration>PT2H37M23S</meta:editing-duration>
    <meta:editing-cycles>3</meta:editing-cycles>
    <meta:generator>LibreOffice/24.2.7.2$Linux_X86_64 LibreOffice_project/420$Build-2</meta:generator>
    <meta:print-date>2025-12-17T09:19:10.328847965</meta:print-date>
    <meta:printed-by>PDF-filer</meta:printed-by>
    <meta:document-statistic meta:table-count="0" meta:image-count="0" meta:object-count="0" meta:page-count="2" meta:paragraph-count="36" meta:word-count="334" meta:character-count="2543" meta:non-whitespace-character-count="2217"/>
  </office:meta>
</office:document-meta>
</file>